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208cm" fo:margin-left="0.09cm" table:align="left"/>
    </style:style>
    <style:style style:name="Таблица1.A" style:family="table-column">
      <style:table-column-properties style:column-width="1.905cm"/>
    </style:style>
    <style:style style:name="Таблица1.B" style:family="table-column">
      <style:table-column-properties style:column-width="2.09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2.408cm"/>
    </style:style>
    <style:style style:name="Таблица1.E" style:family="table-column">
      <style:table-column-properties style:column-width="2.514cm"/>
    </style:style>
    <style:style style:name="Таблица1.F" style:family="table-column">
      <style:table-column-properties style:column-width="2.699cm"/>
    </style:style>
    <style:style style:name="Таблица1.G" style:family="table-column">
      <style:table-column-properties style:column-width="2.3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701cm" fo:margin-left="0.249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2.536cm"/>
    </style:style>
    <style:style style:name="Таблица3.C" style:family="table-column">
      <style:table-column-properties style:column-width="1.842cm"/>
    </style:style>
    <style:style style:name="Таблица3.D" style:family="table-column">
      <style:table-column-properties style:column-width="2.094cm"/>
    </style:style>
    <style:style style:name="Таблица3.E" style:family="table-column">
      <style:table-column-properties style:column-width="2.074cm"/>
    </style:style>
    <style:style style:name="Таблица3.F" style:family="table-column">
      <style:table-column-properties style:column-width="2.249cm"/>
    </style:style>
    <style:style style:name="Таблица3.G" style:family="table-column">
      <style:table-column-properties style:column-width="1.931cm"/>
    </style:style>
    <style:style style:name="Таблица3.H" style:family="table-column">
      <style:table-column-properties style:column-width="1.164cm"/>
    </style:style>
    <style:style style:name="Таблица3.I" style:family="table-column">
      <style:table-column-properties style:column-width="2.117cm"/>
    </style:style>
    <style:style style:name="Таблица3.A1" style:family="table-cell">
      <style:table-cell-properties fo:padding="0.097cm" fo:border-left="none" fo:border-right="none" fo:border-top="none" fo:border-bottom="0.05pt solid #000000"/>
    </style:style>
    <style:style style:name="Таблица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cfb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fcfbd" style:font-weight-asian="bold" style:font-weight-complex="bold"/>
    </style:style>
    <style:style style:name="P3" style:family="paragraph" style:parent-style-name="Standard">
      <style:text-properties officeooo:paragraph-rsid="001e11a5"/>
    </style:style>
    <style:style style:name="P4" style:family="paragraph" style:parent-style-name="Standard">
      <style:text-properties officeooo:paragraph-rsid="002049fe"/>
    </style:style>
    <style:style style:name="P5" style:family="paragraph" style:parent-style-name="Standard">
      <style:text-properties officeooo:paragraph-rsid="00249960"/>
    </style:style>
    <style:style style:name="P6" style:family="paragraph" style:parent-style-name="Standard">
      <style:text-properties fo:language="ru" fo:country="RU" fo:font-weight="bold" officeooo:rsid="001bfeb6" officeooo:paragraph-rsid="00249960" style:font-weight-asian="bold" style:font-weight-complex="bold"/>
    </style:style>
    <style:style style:name="P7" style:family="paragraph" style:parent-style-name="Standard">
      <style:paragraph-properties fo:margin-left="0cm" fo:margin-right="0cm" fo:text-indent="1.401cm" style:auto-text-indent="false"/>
      <style:text-properties officeooo:paragraph-rsid="000fcfbd"/>
    </style:style>
    <style:style style:name="P8" style:family="paragraph" style:parent-style-name="Standard">
      <style:paragraph-properties fo:margin-left="0cm" fo:margin-right="0cm" fo:text-indent="1.401cm" style:auto-text-indent="false"/>
      <style:text-properties fo:language="en" fo:country="US" officeooo:rsid="00115031" officeooo:paragraph-rsid="001885f7"/>
    </style:style>
    <style:style style:name="P9" style:family="paragraph" style:parent-style-name="Standard">
      <style:paragraph-properties fo:margin-left="0cm" fo:margin-right="0cm" fo:text-indent="1.401cm" style:auto-text-indent="false"/>
      <style:text-properties fo:language="ru" fo:country="RU" officeooo:rsid="00170323" officeooo:paragraph-rsid="00170323"/>
    </style:style>
    <style:style style:name="P10" style:family="paragraph" style:parent-style-name="Standard">
      <style:paragraph-properties fo:margin-left="0cm" fo:margin-right="0cm" fo:text-indent="1.401cm" style:auto-text-indent="false"/>
      <style:text-properties fo:language="ru" fo:country="RU" officeooo:rsid="00115031" officeooo:paragraph-rsid="00115031"/>
    </style:style>
    <style:style style:name="P11" style:family="paragraph" style:parent-style-name="Standard">
      <style:paragraph-properties fo:margin-left="0cm" fo:margin-right="0cm" fo:text-indent="1.401cm" style:auto-text-indent="false"/>
      <style:text-properties fo:language="ru" fo:country="RU" officeooo:rsid="0011c908" officeooo:paragraph-rsid="001975f1"/>
    </style:style>
    <style:style style:name="P12" style:family="paragraph" style:parent-style-name="Standard">
      <style:paragraph-properties fo:margin-left="0cm" fo:margin-right="0cm" fo:text-indent="1.401cm" style:auto-text-indent="false"/>
      <style:text-properties fo:language="ru" fo:country="RU" officeooo:rsid="00148f5a" officeooo:paragraph-rsid="00148f5a"/>
    </style:style>
    <style:style style:name="P13" style:family="paragraph" style:parent-style-name="Standard">
      <style:paragraph-properties fo:margin-left="0cm" fo:margin-right="0cm" fo:text-indent="1.401cm" style:auto-text-indent="false"/>
      <style:text-properties fo:language="ru" fo:country="RU" fo:font-style="italic" officeooo:rsid="0011c908" officeooo:paragraph-rsid="0011c908" style:font-style-asian="italic" style:font-style-complex="italic"/>
    </style:style>
    <style:style style:name="P14" style:family="paragraph" style:parent-style-name="Standard">
      <style:paragraph-properties fo:margin-left="0cm" fo:margin-right="0cm" fo:text-indent="1.401cm" style:auto-text-indent="false"/>
      <style:text-properties fo:language="ru" fo:country="RU" officeooo:rsid="001bfeb6" officeooo:paragraph-rsid="001e11a5"/>
    </style:style>
    <style:style style:name="P15" style:family="paragraph" style:parent-style-name="Standard">
      <style:paragraph-properties fo:margin-left="0cm" fo:margin-right="0cm" fo:text-indent="1.401cm" style:auto-text-indent="false"/>
      <style:text-properties officeooo:paragraph-rsid="001975f1"/>
    </style:style>
    <style:style style:name="P16" style:family="paragraph" style:parent-style-name="Standard">
      <style:paragraph-properties fo:margin-left="0cm" fo:margin-right="0cm" fo:text-indent="1.401cm" style:auto-text-indent="false"/>
      <style:text-properties fo:font-style="italic" style:text-underline-style="none" officeooo:rsid="001a6cd9" officeooo:paragraph-rsid="001a6cd9" style:font-style-asian="italic" style:font-style-complex="italic"/>
    </style:style>
    <style:style style:name="P17" style:family="paragraph" style:parent-style-name="Standard">
      <style:paragraph-properties fo:margin-left="0cm" fo:margin-right="0cm" fo:text-indent="1.401cm" style:auto-text-indent="false"/>
      <style:text-properties fo:font-size="14pt" fo:language="ru" fo:country="RU" officeooo:rsid="00148f5a" officeooo:paragraph-rsid="001e11a5" style:font-size-asian="14pt" style:font-size-complex="14pt"/>
    </style:style>
    <style:style style:name="P18" style:family="paragraph" style:parent-style-name="Standard" style:master-page-name="">
      <style:paragraph-properties fo:margin-left="0cm" fo:margin-right="0cm" fo:text-indent="1.401cm" style:auto-text-indent="false" style:page-number="auto"/>
      <style:text-properties officeooo:paragraph-rsid="001a6cd9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officeooo:paragraph-rsid="001e11a5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officeooo:paragraph-rsid="00249960" style:font-size-asian="14pt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language="ru" fo:country="RU" style:text-underline-style="solid" style:text-underline-width="auto" style:text-underline-color="font-color" fo:font-weight="normal" officeooo:rsid="0020795f" officeooo:paragraph-rsid="0020795f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language="ru" fo:country="RU" fo:font-style="normal" style:text-underline-style="none" fo:font-weight="normal" officeooo:rsid="0020795f" officeooo:paragraph-rsid="0020795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language="ru" fo:country="RU" style:text-underline-style="none" fo:font-weight="normal" officeooo:rsid="0020795f" officeooo:paragraph-rsid="0020795f" style:font-weight-asian="normal" style:font-weight-complex="normal"/>
    </style:style>
    <style:style style:name="P24" style:family="paragraph" style:parent-style-name="Standard" style:master-page-name="">
      <style:paragraph-properties fo:margin-left="2.6cm" fo:margin-right="0cm" fo:text-indent="-0.6cm" style:auto-text-indent="false" style:page-number="auto"/>
      <style:text-properties fo:language="ru" fo:country="RU" fo:font-style="italic" officeooo:rsid="001bfeb6" officeooo:paragraph-rsid="001bfeb6" style:font-style-asian="italic" style:font-style-complex="italic"/>
    </style:style>
    <style:style style:name="P25" style:family="paragraph" style:parent-style-name="Standard" style:master-page-name="">
      <style:paragraph-properties fo:margin-left="2.6cm" fo:margin-right="0cm" fo:text-indent="-0.6cm" style:auto-text-indent="false" style:page-number="auto"/>
      <style:text-properties fo:language="ru" fo:country="RU" fo:font-style="italic" officeooo:rsid="001bfeb6" officeooo:paragraph-rsid="002049fe" style:font-style-asian="italic" style:font-style-complex="italic"/>
    </style:style>
    <style:style style:name="P26" style:family="paragraph" style:parent-style-name="Standard" style:master-page-name="">
      <style:paragraph-properties fo:margin-left="2.6cm" fo:margin-right="0cm" fo:text-indent="-0.6cm" style:auto-text-indent="false" style:page-number="auto"/>
      <style:text-properties fo:language="ru" fo:country="RU" fo:font-style="italic" officeooo:rsid="001bfeb6" officeooo:paragraph-rsid="00249960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officeooo:rsid="001bfeb6" officeooo:paragraph-rsid="001bfeb6"/>
    </style:style>
    <style:style style:name="P28" style:family="paragraph" style:parent-style-name="Table_20_Contents">
      <style:paragraph-properties fo:text-align="center" style:justify-single-word="false"/>
      <style:text-properties officeooo:rsid="001bfeb6" officeooo:paragraph-rsid="001e11a5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1e11a5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1db21d" officeooo:paragraph-rsid="001e11a5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1e11a5" officeooo:paragraph-rsid="001e11a5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1f1609" officeooo:paragraph-rsid="001f1609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7951c" officeooo:paragraph-rsid="0027951c"/>
    </style:style>
    <style:style style:name="P35" style:family="paragraph" style:parent-style-name="Table_20_Contents">
      <style:paragraph-properties fo:text-align="center" style:justify-single-word="false"/>
      <style:text-properties officeooo:rsid="001e11a5" officeooo:paragraph-rsid="001e11a5"/>
    </style:style>
    <style:style style:name="P36" style:family="paragraph" style:parent-style-name="Table_20_Contents">
      <style:paragraph-properties fo:text-align="center" style:justify-single-word="false"/>
      <style:text-properties officeooo:rsid="001f1609" officeooo:paragraph-rsid="001f1609"/>
    </style:style>
    <style:style style:name="P37" style:family="paragraph" style:parent-style-name="Table_20_Contents">
      <style:paragraph-properties fo:text-align="center" style:justify-single-word="false"/>
      <style:text-properties officeooo:rsid="0025df73" officeooo:paragraph-rsid="0025df73"/>
    </style:style>
    <style:style style:name="P38" style:family="paragraph" style:parent-style-name="Table_20_Contents">
      <style:paragraph-properties fo:text-align="center" style:justify-single-word="false"/>
      <style:text-properties officeooo:rsid="0027951c" officeooo:paragraph-rsid="0027951c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27951c" officeooo:paragraph-rsid="0027951c"/>
    </style:style>
    <style:style style:name="P40" style:family="paragraph" style:parent-style-name="Standard" style:list-style-name="L1" style:master-page-name="">
      <style:paragraph-properties fo:margin-left="2.6cm" fo:margin-right="0cm" fo:text-indent="-0.6cm" style:auto-text-indent="false" style:page-number="auto"/>
      <style:text-properties fo:language="ru" fo:country="RU" officeooo:rsid="0011c908" officeooo:paragraph-rsid="0011c908"/>
    </style:style>
    <style:style style:name="P41" style:family="paragraph" style:parent-style-name="Standard" style:list-style-name="L2" style:master-page-name="">
      <style:paragraph-properties fo:margin-left="2.6cm" fo:margin-right="0cm" fo:text-indent="-0.6cm" style:auto-text-indent="false" style:page-number="auto">
        <style:tab-stops/>
      </style:paragraph-properties>
      <style:text-properties fo:language="ru" fo:country="RU" officeooo:rsid="0011c908" officeooo:paragraph-rsid="0011c908"/>
    </style:style>
    <style:style style:name="P42" style:family="paragraph" style:parent-style-name="Standard" style:list-style-name="L4" style:master-page-name="">
      <style:paragraph-properties fo:margin-left="2.6cm" fo:margin-right="0cm" fo:text-indent="-0.6cm" style:auto-text-indent="false" style:page-number="auto">
        <style:tab-stops>
          <style:tab-stop style:position="8.202cm"/>
        </style:tab-stops>
      </style:paragraph-properties>
      <style:text-properties fo:language="en" fo:country="US" officeooo:rsid="0028c0cb" officeooo:paragraph-rsid="0028c0cb"/>
    </style:style>
    <style:style style:name="P43" style:family="paragraph" style:parent-style-name="Standard" style:list-style-name="L4" style:master-page-name="">
      <style:paragraph-properties fo:margin-left="2.6cm" fo:margin-right="0cm" fo:text-indent="-0.6cm" style:auto-text-indent="false" style:page-number="auto">
        <style:tab-stops>
          <style:tab-stop style:position="8.202cm"/>
        </style:tab-stops>
      </style:paragraph-properties>
      <style:text-properties fo:language="en" fo:country="US" officeooo:rsid="0011c908" officeooo:paragraph-rsid="0025df73"/>
    </style:style>
    <style:style style:name="P44" style:family="paragraph" style:parent-style-name="Standard" style:list-style-name="L4" style:master-page-name="">
      <style:paragraph-properties fo:margin-left="2.6cm" fo:margin-right="0cm" fo:text-indent="-0.6cm" style:auto-text-indent="false" style:page-number="auto">
        <style:tab-stops>
          <style:tab-stop style:position="8.202cm"/>
        </style:tab-stops>
      </style:paragraph-properties>
      <style:text-properties fo:language="en" fo:country="US" officeooo:rsid="001bfeb6" officeooo:paragraph-rsid="0028c0cb"/>
    </style:style>
    <style:style style:name="P45" style:family="paragraph" style:parent-style-name="Standard" style:list-style-name="L1">
      <style:paragraph-properties fo:margin-left="2.6cm" fo:margin-right="0cm" fo:text-indent="-0.6cm" style:auto-text-indent="false"/>
      <style:text-properties fo:language="ru" fo:country="RU" officeooo:rsid="0011c908" officeooo:paragraph-rsid="0011c908"/>
    </style:style>
    <style:style style:name="P46" style:family="paragraph" style:parent-style-name="Standard" style:list-style-name="L1">
      <style:paragraph-properties fo:margin-left="2.6cm" fo:margin-right="0cm" fo:text-indent="-0.6cm" style:auto-text-indent="false"/>
      <style:text-properties fo:language="ru" fo:country="RU" officeooo:rsid="0011c908" officeooo:paragraph-rsid="001975f1"/>
    </style:style>
    <style:style style:name="P47" style:family="paragraph" style:parent-style-name="Standard" style:list-style-name="L3">
      <style:paragraph-properties fo:margin-left="2.6cm" fo:margin-right="0cm" fo:text-indent="-0.6cm" style:auto-text-indent="false">
        <style:tab-stops/>
      </style:paragraph-properties>
      <style:text-properties fo:language="ru" fo:country="RU" officeooo:rsid="0011c908" officeooo:paragraph-rsid="00249960"/>
    </style:style>
    <style:style style:name="P48" style:family="paragraph" style:parent-style-name="Standard" style:list-style-name="L1">
      <style:paragraph-properties fo:margin-left="2.6cm" fo:margin-right="0cm" fo:text-indent="-0.6cm" style:auto-text-indent="false"/>
      <style:text-properties fo:language="ru" fo:country="RU" officeooo:rsid="00131792" officeooo:paragraph-rsid="0011c908"/>
    </style:style>
    <style:style style:name="P49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ru" fo:country="RU" officeooo:rsid="001bfeb6" officeooo:paragraph-rsid="00148f5a"/>
    </style:style>
    <style:style style:name="P50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ru" fo:country="RU" officeooo:rsid="001bfeb6" officeooo:paragraph-rsid="00249960"/>
    </style:style>
    <style:style style:name="P51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ru" fo:country="RU" officeooo:rsid="001bfeb6" officeooo:paragraph-rsid="002049fe"/>
    </style:style>
    <style:style style:name="P52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en" fo:country="US" officeooo:rsid="0011c908" officeooo:paragraph-rsid="00148f5a"/>
    </style:style>
    <style:style style:name="P53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en" fo:country="US" officeooo:rsid="0011c908" officeooo:paragraph-rsid="00249960"/>
    </style:style>
    <style:style style:name="P54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en" fo:country="US" officeooo:rsid="0011c908" officeooo:paragraph-rsid="002049fe"/>
    </style:style>
    <style:style style:name="P55" style:family="paragraph" style:parent-style-name="Standard" style:list-style-name="L4">
      <style:paragraph-properties fo:margin-left="2.6cm" fo:margin-right="0cm" fo:text-indent="-0.6cm" style:auto-text-indent="false">
        <style:tab-stops>
          <style:tab-stop style:position="8.202cm"/>
        </style:tab-stops>
      </style:paragraph-properties>
      <style:text-properties fo:language="en" fo:country="US" officeooo:rsid="0028c0cb" officeooo:paragraph-rsid="0028c0cb"/>
    </style:style>
    <style:style style:name="P56" style:family="paragraph" style:parent-style-name="Standard" style:list-style-name="L4">
      <style:paragraph-properties fo:margin-left="2cm" fo:margin-right="0cm" fo:text-indent="0cm" style:auto-text-indent="false">
        <style:tab-stops>
          <style:tab-stop style:position="8.202cm"/>
        </style:tab-stops>
      </style:paragraph-properties>
      <style:text-properties fo:language="ru" fo:country="RU" officeooo:rsid="001bfeb6" officeooo:paragraph-rsid="00249960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language="ru" fo:country="RU" style:text-underline-style="solid" style:text-underline-width="auto" style:text-underline-color="font-color" fo:font-weight="normal" officeooo:rsid="0020795f" officeooo:paragraph-rsid="002b8497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b00a"/>
    </style:style>
    <style:style style:name="T3" style:family="text">
      <style:text-properties fo:language="en" fo:country="US" officeooo:rsid="00131792"/>
    </style:style>
    <style:style style:name="T4" style:family="text">
      <style:text-properties fo:language="en" fo:country="US" officeooo:rsid="001a6cd9"/>
    </style:style>
    <style:style style:name="T5" style:family="text">
      <style:text-properties fo:language="en" fo:country="US" officeooo:rsid="001bfeb6"/>
    </style:style>
    <style:style style:name="T6" style:family="text">
      <style:text-properties fo:language="en" fo:country="US" fo:font-weight="bold" officeooo:rsid="00170323" style:font-weight-asian="bold" style:font-weight-complex="bold"/>
    </style:style>
    <style:style style:name="T7" style:family="text">
      <style:text-properties fo:language="en" fo:country="US" fo:font-weight="bold" officeooo:rsid="00249960" style:font-weight-asian="bold" style:font-weight-complex="bold"/>
    </style:style>
    <style:style style:name="T8" style:family="text">
      <style:text-properties fo:language="en" fo:country="US" officeooo:rsid="001e11a5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fo:font-style="italic" style:text-underline-style="none" style:font-style-asian="italic" style:font-style-complex="italic"/>
    </style:style>
    <style:style style:name="T11" style:family="text">
      <style:text-properties fo:language="en" fo:country="US" officeooo:rsid="00249960"/>
    </style:style>
    <style:style style:name="T12" style:family="text">
      <style:text-properties fo:language="en" fo:country="US" officeooo:rsid="0025df73"/>
    </style:style>
    <style:style style:name="T13" style:family="text">
      <style:text-properties fo:language="en" fo:country="US" fo:font-style="normal" style:text-underline-style="none" officeooo:rsid="002b8497" style:font-style-asian="normal" style:font-style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fcfbd"/>
    </style:style>
    <style:style style:name="T16" style:family="text">
      <style:text-properties fo:language="ru" fo:country="RU" officeooo:rsid="0010b00a"/>
    </style:style>
    <style:style style:name="T17" style:family="text">
      <style:text-properties fo:language="ru" fo:country="RU" officeooo:rsid="00115031"/>
    </style:style>
    <style:style style:name="T18" style:family="text">
      <style:text-properties fo:language="ru" fo:country="RU" officeooo:rsid="001605d9"/>
    </style:style>
    <style:style style:name="T19" style:family="text">
      <style:text-properties fo:language="ru" fo:country="RU" officeooo:rsid="001885f7"/>
    </style:style>
    <style:style style:name="T20" style:family="text">
      <style:text-properties fo:language="ru" fo:country="RU" officeooo:rsid="001975f1"/>
    </style:style>
    <style:style style:name="T21" style:family="text">
      <style:text-properties fo:language="ru" fo:country="RU" officeooo:rsid="00198ea5"/>
    </style:style>
    <style:style style:name="T22" style:family="text">
      <style:text-properties fo:language="ru" fo:country="RU" officeooo:rsid="001a6cd9"/>
    </style:style>
    <style:style style:name="T23" style:family="text">
      <style:text-properties fo:language="ru" fo:country="RU" officeooo:rsid="001bfeb6"/>
    </style:style>
    <style:style style:name="T24" style:family="text">
      <style:text-properties fo:language="ru" fo:country="RU" officeooo:rsid="001db21d"/>
    </style:style>
    <style:style style:name="T25" style:family="text">
      <style:text-properties fo:language="ru" fo:country="RU" fo:font-weight="bold" officeooo:rsid="001bfeb6" style:font-weight-asian="bold" style:font-weight-complex="bold"/>
    </style:style>
    <style:style style:name="T26" style:family="text">
      <style:text-properties fo:language="ru" fo:country="RU" fo:font-weight="bold" officeooo:rsid="001e11a5" style:font-weight-asian="bold" style:font-weight-complex="bold"/>
    </style:style>
    <style:style style:name="T27" style:family="text">
      <style:text-properties fo:language="ru" fo:country="RU" officeooo:rsid="0025df73"/>
    </style:style>
    <style:style style:name="T28" style:family="text">
      <style:text-properties fo:font-size="14pt" officeooo:rsid="00170323" style:font-size-asian="14pt" style:font-size-complex="14pt"/>
    </style:style>
    <style:style style:name="T29" style:family="text">
      <style:text-properties fo:font-size="14pt" officeooo:rsid="000fcfbd" style:font-size-asian="14pt" style:font-size-complex="14pt"/>
    </style:style>
    <style:style style:name="T30" style:family="text">
      <style:text-properties fo:font-size="14pt" fo:language="en" fo:country="US" officeooo:rsid="00170323" style:font-size-asian="14pt" style:font-size-complex="14pt"/>
    </style:style>
    <style:style style:name="T31" style:family="text">
      <style:text-properties officeooo:rsid="00115031"/>
    </style:style>
    <style:style style:name="T32" style:family="text">
      <style:text-properties officeooo:rsid="00131792"/>
    </style:style>
    <style:style style:name="T33" style:family="text">
      <style:text-properties officeooo:rsid="001605d9"/>
    </style:style>
    <style:style style:name="T34" style:family="text">
      <style:text-properties officeooo:rsid="00170323"/>
    </style:style>
    <style:style style:name="T35" style:family="text">
      <style:text-properties officeooo:rsid="001885f7"/>
    </style:style>
    <style:style style:name="T36" style:family="text">
      <style:text-properties officeooo:rsid="001a6cd9"/>
    </style:style>
    <style:style style:name="T37" style:family="text">
      <style:text-properties officeooo:rsid="001e11a5"/>
    </style:style>
    <style:style style:name="T38" style:family="text">
      <style:text-properties fo:font-size="12pt" fo:language="en" fo:country="US" fo:font-style="normal" fo:font-weight="bold" officeooo:rsid="001605d9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language="en" fo:country="US" fo:font-style="normal" fo:font-weight="bold" officeooo:rsid="0024996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language="ru" fo:country="RU" fo:font-style="normal" fo:font-weight="bold" officeooo:rsid="001a6cd9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language="ru" fo:country="RU" fo:font-style="normal" fo:font-weight="bold" officeooo:rsid="001e11a5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language="ru" fo:country="RU" fo:font-style="normal" officeooo:rsid="001a6cd9" style:font-size-asian="12pt" style:font-style-asian="normal" style:font-size-complex="12pt" style:font-style-complex="normal"/>
    </style:style>
    <style:style style:name="T43" style:family="text">
      <style:text-properties fo:font-size="12pt" fo:language="ru" fo:country="RU" fo:font-style="normal" officeooo:rsid="00249960" style:font-size-asian="12pt" style:font-style-asian="normal" style:font-size-complex="12pt" style:font-style-complex="normal"/>
    </style:style>
    <style:style style:name="T44" style:family="text">
      <style:text-properties officeooo:rsid="001f1609"/>
    </style:style>
    <style:style style:name="T45" style:family="text">
      <style:text-properties officeooo:rsid="002049fe"/>
    </style:style>
    <style:style style:name="T46" style:family="text">
      <style:text-properties fo:font-style="italic" style:text-underline-style="none" style:font-style-asian="italic" style:font-style-complex="italic"/>
    </style:style>
    <style:style style:name="T47" style:family="text">
      <style:text-properties officeooo:rsid="0020795f"/>
    </style:style>
    <style:style style:name="T48" style:family="text">
      <style:text-properties style:text-underline-style="none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style:text-underline-style="none" officeooo:rsid="002154f4" style:font-style-asian="normal" style:font-style-complex="normal"/>
    </style:style>
    <style:style style:name="T51" style:family="text">
      <style:text-properties fo:font-style="normal" style:text-underline-style="none" officeooo:rsid="0027951c" style:font-style-asian="normal" style:font-style-complex="normal"/>
    </style:style>
    <style:style style:name="T52" style:family="text">
      <style:text-properties fo:font-style="normal" style:text-underline-style="none" officeooo:rsid="002b8497" style:font-style-asian="normal" style:font-style-complex="normal"/>
    </style:style>
    <style:style style:name="T53" style:family="text">
      <style:text-properties officeooo:rsid="00249960"/>
    </style:style>
    <style:style style:name="T54" style:family="text">
      <style:text-properties officeooo:rsid="0025df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0">Bluetooth</text:span><text:span text:style-name="T28">-п</text:span><text:span text:style-name="T29">рофиль устройства для управления электромагнитными реле.</text:span></text:p>
      <text:p text:style-name="P1"/>
      <text:p text:style-name="P18"><text:span text:style-name="T15">Краткое описание профиля, используемого для обмена информацией между <text:s/></text:span><text:span text:style-name="T2">bluetoth-</text:span><text:span text:style-name="T16">реле (далее </text:span><text:span text:style-name="T17">"</text:span><text:span text:style-name="T16">сервер</text:span><text:span text:style-name="T17">") </text:span><text:span text:style-name="T16">и смартфоном </text:span><text:span text:style-name="T17">(далее "клиент"). </text:span><text:span text:style-name="T22">Роль сервера соответствует роли "</text:span><text:span text:style-name="T4">Server" </text:span><text:span text:style-name="T22">по спецификации Generic Attribute Profile (GATT), а роль клиента соответствует роли <text:s/>"</text:span><text:span text:style-name="T4">Client" </text:span><text:span text:style-name="T22">по спецификации </text:span><text:span text:style-name="T4">GATT. </text:span></text:p>
      <text:p text:style-name="P7"/>
      <text:p text:style-name="P9">Локальное имя:<text:tab/><text:tab/>"<text:span text:style-name="T1">BT-01" </text:span>(потом будет изменено)</text:p>
      <text:p text:style-name="P8">BT-<text:span text:style-name="T14">адрес сервера: <text:tab/><text:tab/></text:span><text:span text:style-name="T19">"</text:span><text:span text:style-name="T35">Public" <text:s text:c="2"/></text:span><text:span text:style-name="T14">"</text:span>AA<text:span text:style-name="T14">-00-00-E1-80-02".</text:span></text:p>
      <text:p text:style-name="P10"/>
      <text:p text:style-name="P13">Аутентификационные данные:<text:tab/><text:tab/></text:p>
      <text:list xml:id="list3957747513151089618" text:style-name="L1">
        <text:list-item>
          <text:p text:style-name="P40"><text:span text:style-name="T1">MIT</text:span><text:span text:style-name="T3">M-</text:span><text:span text:style-name="T32">защита <text:tab/><text:tab/><text:tab/>включена</text:span></text:p>
        </text:list-item>
        <text:list-item>
          <text:p text:style-name="P45"><text:span text:style-name="T3">Out-Of-Bound </text:span><text:span text:style-name="T32">аутентификация:<text:tab/>выключена</text:span></text:p>
        </text:list-item>
        <text:list-item>
          <text:p text:style-name="P48">Минимальный размер ключа:<text:tab/>7 байт</text:p>
        </text:list-item>
        <text:list-item>
          <text:p text:style-name="P48">Максимальный размер ключа:<text:tab/>16 байт</text:p>
        </text:list-item>
        <text:list-item>
          <text:p text:style-name="P46"><text:span text:style-name="T31">Пин клиента фиксированный:<text:tab/>"123456" (потом будет заменен).</text:span><text:tab/></text:p>
        </text:list-item>
      </text:list>
      <text:p text:style-name="P11"/>
      <text:p text:style-name="P15"><text:span text:style-name="T20">Сервис, добавленный и включенный в сервере соответствует спецификации </text:span>GATT. <text:span text:style-name="T36">Данный с</text:span><text:span text:style-name="T21">ервис </text:span><text:span text:style-name="T22">предназначен</text:span><text:span text:style-name="T21"> для передачи </text:span><text:span text:style-name="T22">"случайной строки" от сервера к клиенту</text:span><text:span text:style-name="T4"> </text:span><text:span text:style-name="T22">и приема авторизационной строки </text:span><text:span text:style-name="T4">SHA1 </text:span><text:span text:style-name="T22">хэша и намера включаемого реле от клиента к серверу.</text:span></text:p>
      <text:p text:style-name="P16"><text:span text:style-name="T22">Д</text:span><text:span text:style-name="T14">анные сервиса:</text:span></text:p>
      <text:list xml:id="list490405167263368996" text:style-name="L2">
        <text:list-item>
          <text:p text:style-name="P41">UUID Type: <text:tab/>128-bit UUID</text:p>
        </text:list-item>
      </text:list>
      <text:list xml:id="list1533285768081303550" text:style-name="L3">
        <text:list-item>
          <text:p text:style-name="P47">UUID128:<text:tab/><text:tab/><text:span text:style-name="T53"> d973f2e</text:span><text:span text:style-name="T11">0</text:span><text:span text:style-name="T53">-b19e-11e2-9e96-0800200c9a66</text:span></text:p>
        </text:list-item>
      </text:list>
      <text:p text:style-name="P12"/>
      <text:p text:style-name="P17">Сервис включает в себя <text:span text:style-name="T11">3</text:span> характеристики:</text:p>
      <text:p text:style-name="P19"><text:span text:style-name="T41">1. </text:span><text:span text:style-name="T39">String</text:span><text:span text:style-name="T38">_Char - </text:span><text:span text:style-name="T40">используется для</text:span><text:span text:style-name="T42"> передачи "строки" </text:span><text:span text:style-name="T43">для формирования Токена</text:span><text:span text:style-name="T42">.</text:span></text:p>
      <text:p text:style-name="P24">Данные <text:span text:style-name="T45">характеристики</text:span>:</text:p>
      <text:list xml:id="list6566945083096544242" text:style-name="L4">
        <text:list-item>
          <text:p text:style-name="P52">UUID Type: <text:tab/>128-bit UUID</text:p>
        </text:list-item>
        <text:list-item>
          <text:p text:style-name="P53">UUID128:<text:tab/><text:span text:style-name="T53"> d973f2e1-b19e-11e2-9e96-0800200c9a66</text:span></text:p>
        </text:list-item>
        <text:list-item>
          <text:p text:style-name="P52"><text:span text:style-name="T18">Свойства:<text:tab/></text:span><text:span text:style-name="T33">Notify/ Read</text:span></text:p>
        </text:list-item>
        <text:list-item>
          <text:p text:style-name="P52"><text:span text:style-name="T18">Максимальная длина п</text:span><text:span text:style-name="T22">оля </text:span><text:span text:style-name="T18"><text:s/>характеристики:<text:tab/></text:span><text:span text:style-name="T34">52</text:span><text:span text:style-name="T18"> байт</text:span><text:span text:style-name="T23">а</text:span></text:p>
        </text:list-item>
        <text:list-item>
          <text:p text:style-name="P52"><text:span text:style-name="T18">Длина поля данных:<text:tab/></text:span><text:span text:style-name="T23">2</text:span><text:span text:style-name="T37">0</text:span><text:span text:style-name="T23"> байта</text:span></text:p>
        </text:list-item>
        <text:list-item>
          <text:p text:style-name="P55">Handle<text:span text:style-name="T14"><text:tab/>0</text:span>x11</text:p>
        </text:list-item>
        <text:list-item>
          <text:p text:style-name="P55">Handle Data<text:span text:style-name="T14"><text:tab/>0х12</text:span></text:p>
        </text:list-item>
        <text:list-item>
          <text:p text:style-name="P42">Handle Notification <text:tab/>0x13</text:p>
        </text:list-item>
        <text:list-item>
          <text:p text:style-name="P49">Состав поля данных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7">байт 0</text:p>
          </table:table-cell>
          <table:table-cell table:style-name="Таблица1.A1" office:value-type="string">
            <text:p text:style-name="P27">байт 1</text:p>
          </table:table-cell>
          <table:table-cell table:style-name="Таблица1.A1" office:value-type="string">
            <text:p text:style-name="P27">байт 2 </text:p>
          </table:table-cell>
          <table:table-cell table:style-name="Таблица1.A1" office:value-type="string">
            <text:p text:style-name="P29">. . . </text:p>
          </table:table-cell>
          <table:table-cell table:style-name="Таблица1.A1" office:value-type="string">
            <text:p text:style-name="P35">байт 19</text:p>
          </table:table-cell>
          <table:table-cell table:style-name="Таблица1.A1" office:value-type="string">
            <text:p text:style-name="P29">. . .</text:p>
          </table:table-cell>
          <table:table-cell table:style-name="Таблица1.G1" office:value-type="string">
            <text:p text:style-name="P27">байт <text:span text:style-name="T37">51</text:span></text:p>
          </table:table-cell>
        </table:table-row>
        <table:table-row>
          <table:table-cell table:style-name="Таблица1.A2" office:value-type="string">
            <text:p text:style-name="P27">Символ 1 строки </text:p>
          </table:table-cell>
          <table:table-cell table:style-name="Таблица1.A2" office:value-type="string">
            <text:p text:style-name="P27">Символ 2 строки</text:p>
          </table:table-cell>
          <table:table-cell table:style-name="Таблица1.A2" office:value-type="string">
            <text:p text:style-name="P27">Символ 3 строки</text:p>
          </table:table-cell>
          <table:table-cell table:style-name="Таблица1.A2" office:value-type="string">
            <text:p text:style-name="P29">. . .</text:p>
          </table:table-cell>
          <table:table-cell table:style-name="Таблица1.A2" office:value-type="string">
            <text:p text:style-name="P28">Символ <text:span text:style-name="T8">20</text:span> строки</text:p>
          </table:table-cell>
          <table:table-cell table:style-name="Таблица1.A2" office:value-type="string">
            <text:p text:style-name="P32">N/A</text:p>
          </table:table-cell>
          <table:table-cell table:style-name="Таблица1.G2" office:value-type="string">
            <text:p text:style-name="P32">N/A</text:p>
          </table:table-cell>
        </table:table-row>
      </table:table>
      <text:p text:style-name="P14"><text:tab/><text:tab/></text:p>
      <text:p text:style-name="P20"><text:span text:style-name="T39">2</text:span><text:span text:style-name="T41">. </text:span><text:span text:style-name="T39">Response</text:span><text:span text:style-name="T38">_Char - </text:span><text:span text:style-name="T40">используется для</text:span><text:span text:style-name="T42"> передачи </text:span><text:span text:style-name="T43">отклика</text:span><text:span text:style-name="T42"> в виде уведомления сервером клиента.</text:span></text:p>
      <text:p text:style-name="P26">Данные <text:span text:style-name="T45">характеристики</text:span>:</text:p>
      <text:list xml:id="list103323670122049" text:continue-numbering="true" text:style-name="L4">
        <text:list-item>
          <text:p text:style-name="P53">UUID Type: <text:tab/>128-bit UUID</text:p>
        </text:list-item>
        <text:list-item>
          <text:p text:style-name="P53">UUID128:<text:tab/><text:span text:style-name="T53"> d973f2e</text:span><text:span text:style-name="T27">2</text:span><text:span text:style-name="T53">-b19e-11e2-9e96-0800200c9a66</text:span></text:p>
        </text:list-item>
        <text:list-item>
          <text:p text:style-name="P53"><text:span text:style-name="T18">Свойства:<text:tab/></text:span><text:span text:style-name="T33">Notify/ Read</text:span></text:p>
        </text:list-item>
        <text:list-item>
          <text:p text:style-name="P53"><text:span text:style-name="T18">Максимальная длина п</text:span><text:span text:style-name="T22">оля </text:span><text:span text:style-name="T18"><text:s/>характеристики:<text:tab/></text:span><text:span text:style-name="T34">2</text:span><text:span text:style-name="T18"> байт</text:span><text:span text:style-name="T23">а</text:span></text:p>
        </text:list-item>
        <text:list-item>
          <text:p text:style-name="P53"><text:span text:style-name="T18">Длина поля данных:<text:tab/></text:span><text:span text:style-name="T27">1</text:span><text:span text:style-name="T23"> байта</text:span></text:p>
        </text:list-item>
        <text:list-item>
          <text:p text:style-name="P42">Handle<text:span text:style-name="T14"><text:tab/>0</text:span>x11</text:p>
        </text:list-item>
        <text:list-item>
          <text:p text:style-name="P42">Handle Data<text:span text:style-name="T14"><text:tab/>0х12</text:span></text:p>
        </text:list-item>
        <text:list-item>
          <text:p text:style-name="P42"><text:span text:style-name="T5">Handle Notification</text:span><text:span text:style-name="T23"> <text:tab/>0x13</text:span></text:p>
        </text:list-item>
        <text:list-item>
          <text:p text:style-name="P50">Состав поля данных:<text:tab/><text:span text:style-name="T54">0</text:span><text:span text:style-name="T12">xXX – </text:span><text:span text:style-name="T54">отклик на команду / состояние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6"><text:soft-page-break/><text:s text:c="2"/><text:tab/><text:tab/><text:tab/> <text:s text:c="2"/><text:span text:style-name="T54">сервера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tab/></text:p>
      <text:p text:style-name="P5"><text:span text:style-name="T7">3</text:span><text:span text:style-name="T26">. </text:span><text:span text:style-name="T7">Token</text:span><text:span text:style-name="T6">_Char – </text:span><text:span text:style-name="T25">предназначен:</text:span></text:p>
      <text:p text:style-name="P3"><text:span text:style-name="T25"><text:s text:c="6"/></text:span><text:span text:style-name="T26">а) </text:span><text:span text:style-name="T23">для передачи данных для аутентификации клиента - строк</text:span><text:span text:style-name="T24">и</text:span><text:span text:style-name="T23">, содержащ</text:span><text:span text:style-name="T24">ей</text:span><text:span text:style-name="T23"> </text:span><text:span text:style-name="T5">SHA1-</text:span><text:span text:style-name="T23">хэш, и </text:span><text:span text:style-name="T24">для</text:span></text:p>
      <text:p text:style-name="P4"><text:span text:style-name="T24"><text:s text:c="6"/></text:span><text:span text:style-name="T26">б) </text:span><text:span text:style-name="T24">для передачи номера включаемого реле.</text:span></text:p>
      <text:p text:style-name="P25">Данные <text:span text:style-name="T47">характеристики</text:span>:</text:p>
      <text:list xml:id="list103322992509994" text:continue-numbering="true" text:style-name="L4">
        <text:list-item>
          <text:p text:style-name="P54">UUID Type: <text:tab/>128-bit UUID</text:p>
        </text:list-item>
        <text:list-item>
          <text:p text:style-name="P43">UUID128:<text:tab/><text:span text:style-name="T54">d973f2e2-b19e-11e2-9e96-0800200c9a6</text:span><text:span text:style-name="T27">6</text:span></text:p>
        </text:list-item>
        <text:list-item>
          <text:p text:style-name="P54"><text:span text:style-name="T18">Свойства:<text:tab/></text:span><text:span text:style-name="T54">Write / Write without response / Read</text:span></text:p>
        </text:list-item>
        <text:list-item>
          <text:p text:style-name="P54"><text:span text:style-name="T18">Максимальная длина п</text:span><text:span text:style-name="T22">оля </text:span><text:span text:style-name="T18"><text:s/>характеристики:<text:tab/></text:span><text:span text:style-name="T34">52</text:span><text:span text:style-name="T18"> байт</text:span><text:span text:style-name="T23">а</text:span></text:p>
        </text:list-item>
        <text:list-item>
          <text:p text:style-name="P54"><text:span text:style-name="T18">Длина поля данных:<text:tab/></text:span><text:span text:style-name="T54">40</text:span><text:span text:style-name="T23"> байта</text:span></text:p>
        </text:list-item>
        <text:list-item>
          <text:p text:style-name="P42">Handle<text:span text:style-name="T14"><text:tab/>0</text:span>x11</text:p>
        </text:list-item>
        <text:list-item>
          <text:p text:style-name="P42">Handle Data<text:span text:style-name="T14"><text:tab/>0х12</text:span></text:p>
        </text:list-item>
        <text:list-item>
          <text:p text:style-name="P44">Handle Notification <text:tab/>0x13</text:p>
        </text:list-item>
        <text:list-item>
          <text:p text:style-name="P51">Состав поля данных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28"/>
          </table:table-cell>
          <table:table-cell table:style-name="Таблица3.B1" office:value-type="string">
            <text:p text:style-name="P28">байт 0</text:p>
          </table:table-cell>
          <table:table-cell table:style-name="Таблица3.B1" office:value-type="string">
            <text:p text:style-name="P28">байт 1</text:p>
          </table:table-cell>
          <table:table-cell table:style-name="Таблица3.B1" office:value-type="string">
            <text:p text:style-name="P30">. . . </text:p>
          </table:table-cell>
          <table:table-cell table:style-name="Таблица3.B1" office:value-type="string">
            <text:p text:style-name="P28">байт <text:span text:style-name="T44">39</text:span></text:p>
          </table:table-cell>
          <table:table-cell table:style-name="Таблица3.B1" office:value-type="string">
            <text:p text:style-name="P37">байт 40</text:p>
          </table:table-cell>
          <table:table-cell table:style-name="Таблица3.B1" office:value-type="string">
            <text:p text:style-name="P38">байт 41</text:p>
          </table:table-cell>
          <table:table-cell table:style-name="Таблица3.B1" office:value-type="string">
            <text:p text:style-name="P38">. . .</text:p>
          </table:table-cell>
          <table:table-cell table:style-name="Таблица3.I1" office:value-type="string">
            <text:p text:style-name="P36">байт 51</text:p>
          </table:table-cell>
        </table:table-row>
        <table:table-row>
          <table:table-cell table:style-name="Таблица3.A2" office:value-type="string">
            <text:p text:style-name="P31">SHA1-<text:span text:style-name="T14">хэш</text:span></text:p>
          </table:table-cell>
          <table:table-cell table:style-name="Таблица3.B2" office:value-type="string">
            <text:p text:style-name="P28">Символ 1 строки </text:p>
          </table:table-cell>
          <table:table-cell table:style-name="Таблица3.C2" office:value-type="string">
            <text:p text:style-name="P28">Символ 2 строки</text:p>
          </table:table-cell>
          <table:table-cell table:style-name="Таблица3.D2" office:value-type="string">
            <text:p text:style-name="P30">. . .</text:p>
          </table:table-cell>
          <table:table-cell table:style-name="Таблица3.E2" office:value-type="string">
            <text:p text:style-name="P28">Символ <text:span text:style-name="T44">40</text:span> строки</text:p>
          </table:table-cell>
          <table:table-cell table:style-name="Таблица3.F2" office:value-type="string">
            <text:p text:style-name="P39">вкл. реле/</text:p>
            <text:p text:style-name="P39">статус реле</text:p>
          </table:table-cell>
          <table:table-cell table:style-name="Таблица3.G2" office:value-type="string">
            <text:p text:style-name="P38">№реле / </text:p>
            <text:p text:style-name="P34">N/A</text:p>
          </table:table-cell>
          <table:table-cell table:style-name="Таблица3.H2" office:value-type="string">
            <text:p text:style-name="P34">N/A</text:p>
          </table:table-cell>
          <table:table-cell table:style-name="Таблица3.I2" office:value-type="string">
            <text:p text:style-name="P33">N/A</text:p>
          </table:table-cell>
        </table:table-row>
      </table:table>
      <text:p text:style-name="P21"/>
      <text:p text:style-name="P21">Примечание:<text:span text:style-name="T48"> <text:s/></text:span><text:span text:style-name="T9">SHA1-</text:span><text:span text:style-name="T48">хэш вычисляется для конкатенированной строки: </text:span></text:p>
      <text:p text:style-name="P23"/>
      <text:p text:style-name="P57"><text:span text:style-name="T48"><text:tab/> </text:span><text:span text:style-name="T46">"случайная строка"+"аутентификационный </text:span><text:span text:style-name="T10">UUID", </text:span><text:span text:style-name="T49">где </text:span></text:p>
      <text:p text:style-name="P57"><text:span text:style-name="T49"><text:tab/></text:span></text:p>
      <text:p text:style-name="P57"><text:span text:style-name="T49"><text:tab/>- </text:span><text:span text:style-name="T46">"случайная строка" — </text:span><text:span text:style-name="T49">строка, получаемая от сервера. </text:span><text:span text:style-name="T52">Состоит из </text:span><text:span text:style-name="T13">20-</text:span><text:span text:style-name="T52">и случайных </text:span><text:span text:style-name="T13">ASCII‑</text:span><text:span text:style-name="T52">символов. Состав набора: цифры, строчные латинские буквы, прописные латинские буквы </text:span><text:span text:style-name="T13">[0-9,a-z,A-Z];</text:span><text:span text:style-name="T49"> </text:span></text:p>
      <text:p text:style-name="P57"><text:span text:style-name="T49"><text:tab/>- </text:span><text:span text:style-name="T46">"аутентификационный </text:span><text:span text:style-name="T10">UUID" – </text:span><text:span text:style-name="T49">на тестовый период определен: "</text:span><text:span text:style-name="T51">5aec40b4138f410f9b435c10afceb2f1</text:span><text:span text:style-name="T49">" </text:span><text:span text:style-name="T50">(цифры и строчные латинские буквы)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0.898cm" fo:margin-left="2cm" fo:margin-right="0.7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29:38.065000000</meta:creation-date>
    <dc:date>2015-10-16T10:33:22.475000000</dc:date>
    <meta:editing-duration>PT54M38S</meta:editing-duration>
    <meta:editing-cycles>9</meta:editing-cycles>
    <meta:generator>LibreOffice/5.0.2.2$Windows_x86 LibreOffice_project/37b43f919e4de5eeaca9b9755ed688758a8251fe</meta:generator>
    <meta:document-statistic meta:table-count="2" meta:image-count="0" meta:object-count="0" meta:page-count="2" meta:paragraph-count="91" meta:word-count="431" meta:character-count="2966" meta:non-whitespace-character-count="2587"/>
  </office:meta>
</office:document-meta>
</file>